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n>0</mn>
            <mrow>
              <mi/>
              <mo stretchy="false">=</mo>
              <mi/>
            </mrow>
            <mfenced open="〈" close="〉">
              <mrow>
                <mrow>
                  <msub>
                    <mi>j</mi>
                    <mn>1</mn>
                  </msub>
                  <msub>
                    <mi>j</mi>
                    <mn>2</mn>
                  </msub>
                  <mtext> ; </mtext>
                  <msub>
                    <mi>m</mi>
                    <mn>1</mn>
                  </msub>
                  <msub>
                    <mi>m</mi>
                    <mn>2</mn>
                  </msub>
                </mrow>
                <mo stretchy="false">∣</mo>
                <mrow>
                  <mrow>
                    <mo stretchy="false">(</mo>
                    <mrow>
                      <msub>
                        <mi>J</mi>
                        <mi>z</mi>
                      </msub>
                      <mrow>
                        <mi/>
                        <mo stretchy="false">−</mo>
                        <mi/>
                      </mrow>
                      <msub>
                        <mi>J</mi>
                        <mi>z</mi>
                      </msub>
                    </mrow>
                    <mo stretchy="false">)</mo>
                  </mrow>
                </mrow>
                <mo stretchy="false">∣</mo>
                <mrow>
                  <msub>
                    <mi>j</mi>
                    <mn>1</mn>
                  </msub>
                  <msub>
                    <mi>j</mi>
                    <mn>2</mn>
                  </msub>
                  <mtext> ; </mtext>
                  <mi>j</mi>
                  <msub>
                    <mi>m</mi>
                    <mi>j</mi>
                  </msub>
                </mrow>
              </mrow>
            </mfenced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o stretchy="false">ℏ</mo>
            <mi/>
            <mrow>
              <mo stretchy="false">[</mo>
              <mrow>
                <mrow>
                  <mo stretchy="false">(</mo>
                  <mrow>
                    <msub>
                      <mi>m</mi>
                      <mn>1</mn>
                    </msub>
                    <mrow>
                      <mi/>
                      <mo stretchy="false">+</mo>
                      <mi/>
                    </mrow>
                    <msub>
                      <mi>m</mi>
                      <mn>2</mn>
                    </msub>
                  </mrow>
                  <mo stretchy="false">)</mo>
                </mrow>
                <mrow>
                  <mi/>
                  <mo stretchy="false">−</mo>
                  <mi/>
                </mrow>
                <msub>
                  <mi>m</mi>
                  <mi>j</mi>
                </msub>
              </mrow>
              <mo stretchy="false">]</mo>
            </mrow>
            <mi/>
            <mfenced open="〈" close="〉">
              <mrow>
                <mrow>
                  <msub>
                    <mi>j</mi>
                    <mn>1</mn>
                  </msub>
                  <msub>
                    <mi>j</mi>
                    <mn>2</mn>
                  </msub>
                  <mtext> ; </mtext>
                  <msub>
                    <mi>m</mi>
                    <mn>1</mn>
                  </msub>
                  <msub>
                    <mi>m</mi>
                    <mn>2</mn>
                  </msub>
                </mrow>
                <mo stretchy="false">∣</mo>
                <mrow>
                  <msub>
                    <mi>j</mi>
                    <mn>1</mn>
                  </msub>
                  <msub>
                    <mi>j</mi>
                    <mn>2</mn>
                  </msub>
                  <mtext> ; </mtext>
                  <mi>j</mi>
                  <msub>
                    <mi>m</mi>
                    <mi>j</mi>
                  </msub>
                </mrow>
              </mrow>
            </mfenced>
          </mrow>
        </mtd>
      </mtr>
    </mtable>
    <annotation encoding="StarMath 5.0">0
~=~ 
left langle 
 j _1 j _2 " ; " m _1 m _2 
 mline
 ( J _z ~-~ J _z )  
 mline
 j _1 j _2 " ; " j m _j 
right rangle 
~=` newline
`=~ 
hbar 
` 
[ 
 ( 
  m _1 ~+~ m _2 
 ) 
 ~-~ m _j 
] 
` 
left langle 
 j _1 j _2 " ; " m _1 m _2 
 mline 
 j _1 j _2 " ; " j m _j 
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21:00.423000000</meta:creation-date>
    <meta:generator>LibreOffice/4.1.4.2$Windows_x86 LibreOffice_project/0a0440ccc0227ad9829de5f46be37cfb6edcf72</meta:generator>
  </office:meta>
</office:document-meta>
</file>